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游ゴシック Light" svg:font-family="游ゴシック Light" style:font-family-generic="swiss" style:font-pitch="variable" svg:panose-1="2 11 3 0 0 0 0 0 0 0"/>
  </office:font-face-decls>
  <office:automatic-styles>
    <style:style style:name="P1" style:parent-style-name="標準" style:master-page-name="MP0" style:family="paragraph">
      <style:paragraph-properties fo:break-before="page" fo:text-align="center"/>
    </style:style>
    <style:style style:name="P2" style:parent-style-name="標準" style:family="paragraph">
      <style:paragraph-properties style:line-break="normal" fo:text-align="end"/>
    </style:style>
    <style:style style:name="P3" style:parent-style-name="標準" style:family="paragraph">
      <style:paragraph-properties fo:text-align="start"/>
    </style:style>
    <style:style style:name="P4" style:parent-style-name="標準" style:family="paragraph">
      <style:paragraph-properties fo:text-align="start"/>
    </style:style>
    <style:style style:name="P5" style:parent-style-name="標準" style:family="paragraph">
      <style:paragraph-properties fo:text-align="start"/>
    </style:style>
    <style:style style:name="P6" style:parent-style-name="標準" style:family="paragraph">
      <style:paragraph-properties fo:text-align="start"/>
    </style:style>
    <style:style style:name="P7" style:parent-style-name="標準" style:family="paragraph">
      <style:paragraph-properties fo:text-align="start"/>
    </style:style>
    <style:style style:name="P8" style:parent-style-name="標準" style:family="paragraph">
      <style:paragraph-properties fo:text-align="start"/>
    </style:style>
    <style:style style:name="P9" style:parent-style-name="標準" style:family="paragraph">
      <style:paragraph-properties fo:text-align="start"/>
    </style:style>
    <style:style style:name="P10" style:parent-style-name="標準" style:family="paragraph">
      <style:paragraph-properties fo:text-align="start"/>
    </style:style>
    <style:style style:name="P11" style:parent-style-name="標準" style:family="paragraph">
      <style:paragraph-properties fo:text-align="start"/>
    </style:style>
    <style:style style:name="P12" style:parent-style-name="標準" style:family="paragraph">
      <style:paragraph-properties fo:text-align="start"/>
    </style:style>
    <style:style style:name="P13" style:parent-style-name="標準" style:family="paragraph">
      <style:paragraph-properties fo:text-align="start"/>
    </style:style>
    <style:style style:name="P14" style:parent-style-name="標準" style:family="paragraph">
      <style:paragraph-properties fo:text-align="start"/>
    </style:style>
    <style:style style:name="P15" style:parent-style-name="標準" style:family="paragraph">
      <style:paragraph-properties fo:text-align="start"/>
    </style:style>
    <style:style style:name="P16" style:parent-style-name="標準" style:family="paragraph">
      <style:paragraph-properties fo:text-align="start"/>
    </style:style>
    <style:style style:name="P17" style:parent-style-name="標準" style:family="paragraph">
      <style:paragraph-properties fo:text-align="start"/>
    </style:style>
  </office:automatic-styles>
  <office:body>
    <office:text text:use-soft-page-breaks="true">
      <text:p text:style-name="P1">Purple task</text:p>
      <text:p text:style-name="P2">Group 4</text:p>
      <text:p text:style-name="P3"/>
      <text:p text:style-name="P4">1<text:s/>Each job and contribution</text:p>
      <text:p text:style-name="P5">•s1270068 Hidetoshi Enoki</text:p>
      <text:p text:style-name="P6">He wrote JavaScript code.</text:p>
      <text:p text:style-name="P7">Contribution 33%</text:p>
      <text:p text:style-name="P8"/>
      <text:p text:style-name="P9">•s1270070 Ryunosuke Kano</text:p>
      <text:p text:style-name="P10">Ryunosuke wrote this report. And he decided overall policy</text:p>
      <text:p text:style-name="P11">Contribution 33%</text:p>
      <text:p text:style-name="P12"/>
      <text:p text:style-name="P13">•s1270083<text:s/>Koshin Murakami</text:p>
      <text:p text:style-name="P14">Koshin modified JavaScript code.</text:p>
      <text:p text:style-name="P15"/>
      <text:p text:style-name="P16"/>
      <text:p text:style-name="P17">2<text:s/>UR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游ゴシック Light" svg:font-family="游ゴシック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833in"/>
      <style:text-properties style:font-name="游明朝" style:font-name-asian="游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 style:layout-grid-mode="line" style:layout-grid-lines="36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榎英俊</meta:initial-creator>
    <dc:creator>榎英俊</dc:creator>
    <meta:creation-date>2021-07-27T14:30:00Z</meta:creation-date>
    <dc:date>2021-07-27T14:48:00Z</dc:date>
    <meta:template xlink:href="Normal.dotm" xlink:type="simple"/>
    <meta:editing-cycles>1</meta:editing-cycles>
    <meta:editing-duration>PT900S</meta:editing-duration>
    <meta:document-statistic meta:page-count="1" meta:paragraph-count="1" meta:word-count="42" meta:character-count="287" meta:row-count="2" meta:non-whitespace-character-count="246"/>
  </office:meta>
</office:document-meta>
</file>